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440" officeooo:paragraph-rsid="00125440"/>
    </style:style>
    <style:style style:name="P2" style:family="paragraph" style:parent-style-name="Standard">
      <style:text-properties officeooo:rsid="0014cf1e" officeooo:paragraph-rsid="0014cf1e"/>
    </style:style>
    <style:style style:name="P3" style:family="paragraph" style:parent-style-name="Standard">
      <style:text-properties officeooo:rsid="0016266c" officeooo:paragraph-rsid="0016266c"/>
    </style:style>
    <style:style style:name="P4" style:family="paragraph" style:parent-style-name="Standard">
      <style:text-properties officeooo:rsid="00172a97" officeooo:paragraph-rsid="00172a97"/>
    </style:style>
    <style:style style:name="P5" style:family="paragraph" style:parent-style-name="Standard">
      <style:text-properties officeooo:rsid="0018e465" officeooo:paragraph-rsid="0018e465"/>
    </style:style>
    <style:style style:name="P6" style:family="paragraph" style:parent-style-name="Standard">
      <style:text-properties officeooo:rsid="001a3ea4" officeooo:paragraph-rsid="001a3ea4"/>
    </style:style>
    <style:style style:name="T1" style:family="text">
      <style:text-properties fo:color="#0033b3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80808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80808" style:font-name="0" fo:font-size="9pt" style:font-size-asian="9pt"/>
    </style:style>
    <style:style style:name="T5" style:family="text">
      <style:text-properties fo:color="#00627a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8c8c8c" style:font-name="DejaVu Sa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871094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871094" style:font-name="DejaVu Sans Mono" fo:font-size="9pt" fo:font-style="italic" fo:font-weight="normal" style:font-size-asian="9pt" style:font-style-asian="italic" style:font-weight-asian="normal"/>
    </style:style>
    <style:style style:name="T9" style:family="text">
      <style:text-properties fo:color="#1750eb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067d17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174ad4" style:font-name="DejaVu Sa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www.youtube.com/watch?v=zNQuA1CEmmk&amp;list=PL7i9G1Htb_PvSiltEra3FJM41sjBy7YBb&amp;index=29</text:p>
      <text:p text:style-name="P1"/>
      <text:p text:style-name="P1">1. Tworzymy klasę która dziedziczy po Service() i ma metodę onBind</text:p>
      <text:p text:style-name="P1"/>
      <text:p text:style-name="P1"><text:span text:style-name="T1">class </text:span><text:span text:style-name="T2">MyService</text:span><text:span text:style-name="T3">: Service() {</text:span><text:line-break/><text:line-break/><text:span text:style-name="T3"> <text:s text:c="3"/></text:span><text:span text:style-name="T1">override fun </text:span><text:span text:style-name="T5">onBind</text:span><text:span text:style-name="T3">(intent: </text:span><text:span text:style-name="T2">Intent</text:span><text:span text:style-name="T3">?): </text:span><text:span text:style-name="T2">IBinder</text:span><text:span text:style-name="T3">? {</text:span><text:line-break/><text:span text:style-name="T3"> <text:s text:c="7"/></text:span><text:span text:style-name="T6">//zwraca nula ponieważ korzystamy z serwis który jest forground </text:span><text:line-break/><text:span text:style-name="T6"> <text:s text:c="7"/>//servis forground pojawia się na pasku zadań, nie jest ukryty</text:span><text:line-break/><text:span text:style-name="T6"> <text:s text:c="7"/></text:span><text:span text:style-name="T1">return null</text:span><text:line-break/><text:span text:style-name="T1"> <text:s text:c="3"/></text:span><text:span text:style-name="T3">}</text:span><text:line-break/><text:span text:style-name="T3">}</text:span></text:p>
      <text:p text:style-name="P1"/>
      <text:p text:style-name="P2">2. Dodajemy dwie zmienne:</text:p>
      <text:p text:style-name="P2"><text:span text:style-name="T1">private lateinit var </text:span><text:span text:style-name="T7">mediaPlayer</text:span><text:span text:style-name="T3">: </text:span><text:span text:style-name="T2">MediaPlayer</text:span><text:line-break/><text:span text:style-name="T6">//zmienna informująca czy muzyka jest odtwarzana</text:span><text:line-break/><text:span text:style-name="T1">private var </text:span><text:span text:style-name="T7">isPlay</text:span><text:span text:style-name="T3">:</text:span><text:span text:style-name="T2">Boolean </text:span><text:span text:style-name="T3">= </text:span><text:span text:style-name="T1">false</text:span></text:p>
      <text:p text:style-name="P2"/>
      <text:p text:style-name="P3">3. Cała klasa Servisu:</text:p>
      <text:p text:style-name="P3"/>
      <text:p text:style-name="P3"><text:span text:style-name="T1">import </text:span><text:span text:style-name="T3">android.app.</text:span><text:span text:style-name="T2">PendingIntent</text:span><text:line-break/><text:span text:style-name="T1">import </text:span><text:span text:style-name="T3">android.app.</text:span><text:span text:style-name="T2">Service</text:span><text:line-break/><text:span text:style-name="T1">import </text:span><text:span text:style-name="T3">android.content.</text:span><text:span text:style-name="T2">Intent</text:span><text:line-break/><text:span text:style-name="T1">import </text:span><text:span text:style-name="T3">android.media.</text:span><text:span text:style-name="T2">MediaPlayer</text:span><text:line-break/><text:span text:style-name="T1">import </text:span><text:span text:style-name="T3">android.os.</text:span><text:span text:style-name="T2">IBinder</text:span><text:line-break/><text:span text:style-name="T1">import </text:span><text:span text:style-name="T3">androidx.core.app.</text:span><text:span text:style-name="T2">NotificationCompat</text:span><text:line-break/><text:line-break/><text:span text:style-name="T1">class </text:span><text:span text:style-name="T2">MyService </text:span><text:span text:style-name="T3">: Service() {</text:span><text:line-break/><text:line-break/><text:span text:style-name="T3"> <text:s text:c="3"/></text:span><text:span text:style-name="T1">private lateinit var </text:span><text:span text:style-name="T7">mediaPlayer</text:span><text:span text:style-name="T3">: </text:span><text:span text:style-name="T2">MediaPlayer</text:span><text:line-break/><text:line-break/><text:span text:style-name="T2"> <text:s text:c="3"/></text:span><text:span text:style-name="T6">//zmienna informująca czy muzyka jest odtwarzana, żeby za każdym razem nie otwierać nowego serwisu</text:span><text:line-break/><text:span text:style-name="T6"> <text:s text:c="3"/></text:span><text:span text:style-name="T1">private var </text:span><text:span text:style-name="T7">isPlay</text:span><text:span text:style-name="T3">: </text:span><text:span text:style-name="T2">Boolean </text:span><text:span text:style-name="T3">= </text:span><text:span text:style-name="T1">false</text:span><text:line-break/><text:line-break/><text:span text:style-name="T1"> <text:s text:c="3"/>override fun </text:span><text:span text:style-name="T5">onStartCommand</text:span><text:span text:style-name="T3">(intent: </text:span><text:span text:style-name="T2">Intent</text:span><text:span text:style-name="T3">?, flags: </text:span><text:span text:style-name="T2">Int</text:span><text:span text:style-name="T3">, startId: </text:span><text:span text:style-name="T2">Int</text:span><text:span text:style-name="T3">): </text:span><text:span text:style-name="T2">Int </text:span><text:span text:style-name="T3">{</text:span><text:line-break/><text:span text:style-name="T3"> <text:s text:c="7"/></text:span><text:span text:style-name="T1">if </text:span><text:span text:style-name="T3">(!</text:span><text:span text:style-name="T7">isPlay</text:span><text:span text:style-name="T3">) {</text:span><text:line-break/><text:span text:style-name="T3"> <text:s text:c="11"/></text:span><text:span text:style-name="T1">val </text:span><text:span text:style-name="T2">notificationIntent </text:span><text:span text:style-name="T3">= Intent(</text:span><text:span text:style-name="T1">this</text:span><text:span text:style-name="T3">, </text:span><text:span text:style-name="T2">MainActivity</text:span><text:span text:style-name="T3">::</text:span><text:span text:style-name="T1">class</text:span><text:span text:style-name="T3">.</text:span><text:span text:style-name="T8">java</text:span><text:span text:style-name="T3">)</text:span><text:line-break/><text:span text:style-name="T3"> <text:s text:c="11"/></text:span><text:span text:style-name="T1">val </text:span><text:span text:style-name="T2">pendingIntent </text:span><text:span text:style-name="T3">= </text:span><text:span text:style-name="T2">PendingIntent</text:span><text:span text:style-name="T3">.getActivity(</text:span><text:span text:style-name="T1">this</text:span><text:span text:style-name="T3">, </text:span><text:span text:style-name="T9">0</text:span><text:span text:style-name="T3">, </text:span><text:span text:style-name="T2">notificationIntent</text:span><text:span text:style-name="T3">, </text:span><text:span text:style-name="T9">0</text:span><text:span text:style-name="T3">)</text:span><text:line-break/><text:line-break/><text:span text:style-name="T3"> <text:s text:c="11"/></text:span><text:span text:style-name="T1">val </text:span><text:span text:style-name="T2">notification </text:span><text:span text:style-name="T3">= </text:span><text:span text:style-name="T2">NotificationCompat</text:span><text:span text:style-name="T3">.Builder(</text:span><text:span text:style-name="T1">this</text:span><text:span text:style-name="T3">, </text:span><text:span text:style-name="T10">"TestService"</text:span><text:span text:style-name="T3">)</text:span><text:line-break/><text:span text:style-name="T3"> <text:s text:c="15"/>.setContentTitle(</text:span><text:span text:style-name="T10">"Examle Service"</text:span><text:span text:style-name="T3">)</text:span><text:line-break/><text:span text:style-name="T3"> <text:s text:c="15"/>.setContentText(</text:span><text:span text:style-name="T10">"Example Service"</text:span><text:span text:style-name="T3">)</text:span><text:line-break/><text:span text:style-name="T3"> <text:s text:c="15"/>.setSmallIcon(</text:span><text:span text:style-name="T2">R</text:span><text:span text:style-name="T3">.</text:span><text:span text:style-name="T2">drawable</text:span><text:span text:style-name="T3">.</text:span><text:span text:style-name="T8">ic_music_note</text:span><text:span text:style-name="T3">)</text:span><text:line-break/><text:span text:style-name="T3"> <text:s text:c="15"/>.setContentIntent(</text:span><text:span text:style-name="T2">pendingIntent</text:span><text:span text:style-name="T3">) </text:span><text:span text:style-name="T6">//ta linijka decyduje o tym że odpali się nasza aktywność</text:span><text:line-break/><text:span text:style-name="T6"> <text:s text:c="15"/></text:span><text:span text:style-name="T3">.build()</text:span><text:line-break/><text:line-break/><text:span text:style-name="T3"> <text:s text:c="11"/></text:span><text:span text:style-name="T7">mediaPlayer </text:span><text:span text:style-name="T3">= </text:span><text:span text:style-name="T2">MediaPlayer</text:span><text:span text:style-name="T3">.create(</text:span><text:span text:style-name="T8">applicationContext</text:span><text:span text:style-name="T3">, </text:span><text:span text:style-name="T2">R</text:span><text:span text:style-name="T3">.</text:span><text:span text:style-name="T2">raw</text:span><text:span text:style-name="T3">.</text:span><text:span text:style-name="T8">bamboleo</text:span><text:span text:style-name="T3">)</text:span><text:line-break/><text:span text:style-name="T3"> <text:s text:c="11"/></text:span><text:span text:style-name="T7">mediaPlayer</text:span><text:span text:style-name="T3">.start()</text:span><text:line-break/><text:span text:style-name="T3"> <text:s text:c="11"/></text:span><text:span text:style-name="T7">isPlay </text:span><text:span text:style-name="T3">= </text:span><text:span text:style-name="T1">true</text:span><text:line-break/><text:line-break/><text:span text:style-name="T1"> <text:s text:c="11"/></text:span><text:span text:style-name="T3">startForeground(</text:span><text:span text:style-name="T9">1</text:span><text:span text:style-name="T3">, </text:span><text:span text:style-name="T2">notification</text:span><text:span text:style-name="T3">)</text:span><text:line-break/><text:span text:style-name="T3"> <text:s text:c="7"/>}</text:span><text:line-break/><text:span text:style-name="T3"> <text:s text:c="7"/></text:span><text:span text:style-name="T1">return </text:span><text:span text:style-name="T2">Service</text:span><text:span text:style-name="T3">.</text:span><text:span text:style-name="T8">START_NOT_STICKY </text:span><text:span text:style-name="T6">//gdyby nasz servise został zniszczony z powodu braku pamięci przez aplikację, to serwis ginie i nie można go odtworzyć</text:span><text:line-break/><text:span text:style-name="T6"> <text:s text:c="3"/></text:span><text:span text:style-name="T3">}</text:span><text:line-break/><text:line-break/><text:span text:style-name="T3"> <text:s text:c="3"/></text:span><text:span text:style-name="T1">override fun </text:span><text:span text:style-name="T5">onBind</text:span><text:span text:style-name="T3">(intent: </text:span><text:span text:style-name="T2">Intent</text:span><text:span text:style-name="T3">?): </text:span><text:span text:style-name="T2">IBinder</text:span><text:span text:style-name="T3">? {</text:span><text:line-break/><text:span text:style-name="T3"> <text:s text:c="7"/></text:span><text:span text:style-name="T6">//zwraca nula ponieważ korzystamy z serwis który jest forground</text:span><text:line-break/><text:span text:style-name="T6"> <text:s text:c="7"/>//servis forground pojawia się na pasku zadań, nie jest ukryty</text:span><text:line-break/><text:soft-page-break/><text:span text:style-name="T6"> <text:s text:c="7"/></text:span><text:span text:style-name="T1">return null</text:span><text:line-break/><text:span text:style-name="T1"> <text:s text:c="3"/></text:span><text:span text:style-name="T3">}</text:span><text:line-break/><text:line-break/><text:span text:style-name="T3"> <text:s text:c="3"/></text:span><text:span text:style-name="T1">override fun </text:span><text:span text:style-name="T5">onDestroy</text:span><text:span text:style-name="T3">() {</text:span><text:line-break/><text:span text:style-name="T3"> <text:s text:c="7"/></text:span><text:span text:style-name="T7">mediaPlayer</text:span><text:span text:style-name="T3">.stop()</text:span><text:line-break/><text:span text:style-name="T3"> <text:s text:c="7"/></text:span><text:span text:style-name="T7">isPlay </text:span><text:span text:style-name="T3">= </text:span><text:span text:style-name="T1">false</text:span><text:line-break/><text:span text:style-name="T1"> <text:s text:c="7"/>super</text:span><text:span text:style-name="T3">.onDestroy()</text:span><text:line-break/><text:span text:style-name="T3"> <text:s text:c="3"/>}</text:span><text:line-break/><text:span text:style-name="T3">}</text:span></text:p>
      <text:p text:style-name="P3"/>
      <text:p text:style-name="P3">4. Dodajemy startowanie i zatrzymywanie do przycisków w MainActivity</text:p>
      <text:p text:style-name="P3"/>
      <text:p text:style-name="P3"><text:span text:style-name="T1">fun </text:span><text:span text:style-name="T5">startService</text:span><text:span text:style-name="T3">(view: </text:span><text:span text:style-name="T2">View</text:span><text:span text:style-name="T3">) {</text:span><text:line-break/><text:span text:style-name="T3"> <text:s text:c="3"/>startService(Intent(</text:span><text:span text:style-name="T8">applicationContext</text:span><text:span text:style-name="T3">,</text:span><text:span text:style-name="T2">MyService</text:span><text:span text:style-name="T3">::</text:span><text:span text:style-name="T1">class</text:span><text:span text:style-name="T3">.</text:span><text:span text:style-name="T8">java</text:span><text:span text:style-name="T3">))</text:span><text:line-break/><text:span text:style-name="T3">}</text:span><text:line-break/><text:span text:style-name="T1">fun </text:span><text:span text:style-name="T5">stopService</text:span><text:span text:style-name="T3">(view: </text:span><text:span text:style-name="T2">View</text:span><text:span text:style-name="T3">) {</text:span><text:line-break/><text:span text:style-name="T3"> <text:s text:c="3"/>stopService(Intent(</text:span><text:span text:style-name="T8">applicationContext</text:span><text:span text:style-name="T3">,</text:span><text:span text:style-name="T2">MyService</text:span><text:span text:style-name="T3">::</text:span><text:span text:style-name="T1">class</text:span><text:span text:style-name="T3">.</text:span><text:span text:style-name="T8">java</text:span><text:span text:style-name="T3">))</text:span><text:line-break/><text:span text:style-name="T3">}</text:span></text:p>
      <text:p text:style-name="P3"/>
      <text:p text:style-name="P4">5. W Manifeście:</text:p>
      <text:p text:style-name="P4"/>
      <text:p text:style-name="P4"><text:span text:style-name="T4"><text:s text:c="4"/></text:span><text:span text:style-name="T3">&lt;/</text:span><text:span text:style-name="T1">activity</text:span><text:span text:style-name="T3">&gt;</text:span><text:line-break/><text:span text:style-name="T3"> <text:s text:c="3"/>&lt;</text:span><text:span text:style-name="T1">service </text:span><text:span text:style-name="T7">android</text:span><text:span text:style-name="T11">:name</text:span><text:span text:style-name="T10">=".MyService"</text:span><text:line-break/><text:span text:style-name="T10"> <text:s text:c="7"/></text:span><text:span text:style-name="T7">android</text:span><text:span text:style-name="T11">:exported</text:span><text:span text:style-name="T10">="false"</text:span><text:span text:style-name="T3">/&gt;</text:span><text:line-break/><text:span text:style-name="T3">&lt;/</text:span><text:span text:style-name="T1">application</text:span><text:span text:style-name="T3">&gt;</text:span></text:p>
      <text:p text:style-name="P5"/>
      <text:p text:style-name="P5">oraz permision</text:p>
      <text:p text:style-name="P5"/>
      <text:p text:style-name="P5"><text:span text:style-name="T3">&lt;</text:span><text:span text:style-name="T1">uses-permission </text:span><text:span text:style-name="T7">android</text:span><text:span text:style-name="T11">:name</text:span><text:span text:style-name="T10">="android.permission.FOREGROUND_SERVICE"</text:span><text:span text:style-name="T3">/&gt;</text:span></text:p>
      <text:p text:style-name="P5"/>
      <text:p text:style-name="P5">6. tworzymy klasę rozszerzającą Application i sprawdzamy na jakim API odpalamy bo problemy są z API 26 w górę.</text:p>
      <text:p text:style-name="P5"/>
      <text:p text:style-name="P3"><text:span text:style-name="T1">import </text:span><text:span text:style-name="T3">android.app.</text:span><text:span text:style-name="T2">Application</text:span><text:line-break/><text:span text:style-name="T1">import </text:span><text:span text:style-name="T3">android.app.</text:span><text:span text:style-name="T2">NotificationChannel</text:span><text:line-break/><text:span text:style-name="T1">import </text:span><text:span text:style-name="T3">android.app.</text:span><text:span text:style-name="T2">NotificationManager</text:span><text:line-break/><text:span text:style-name="T1">import </text:span><text:span text:style-name="T3">android.os.</text:span><text:span text:style-name="T2">Build</text:span><text:line-break/><text:line-break/><text:span text:style-name="T1">class </text:span><text:span text:style-name="T2">App</text:span><text:span text:style-name="T3">:Application() {</text:span><text:line-break/><text:line-break/><text:span text:style-name="T3"> <text:s text:c="3"/></text:span><text:span text:style-name="T1">companion object</text:span><text:span text:style-name="T3">{</text:span><text:line-break/><text:span text:style-name="T3"> <text:s text:c="7"/></text:span><text:span text:style-name="T1">const val </text:span><text:span text:style-name="T7">CHANNEL_ID </text:span><text:span text:style-name="T3">= </text:span><text:span text:style-name="T10">"exampleService"</text:span><text:line-break/><text:span text:style-name="T10"> <text:s text:c="3"/></text:span><text:span text:style-name="T3">}</text:span><text:line-break/><text:line-break/><text:span text:style-name="T3"> <text:s text:c="3"/></text:span><text:span text:style-name="T1">override fun </text:span><text:span text:style-name="T5">onCreate</text:span><text:span text:style-name="T3">() {</text:span><text:line-break/><text:span text:style-name="T3"> <text:s text:c="7"/></text:span><text:span text:style-name="T1">super</text:span><text:span text:style-name="T3">.onCreate()</text:span><text:line-break/><text:span text:style-name="T3"> <text:s text:c="7"/></text:span><text:span text:style-name="T6">//jeżeli wersja systemu jest większa niż 26 czyli Oreo to dodajemy channel</text:span><text:line-break/><text:span text:style-name="T6"> <text:s text:c="7"/></text:span><text:span text:style-name="T1">if</text:span><text:span text:style-name="T3">(</text:span><text:span text:style-name="T2">Build</text:span><text:span text:style-name="T3">.</text:span><text:span text:style-name="T2">VERSION</text:span><text:span text:style-name="T3">.</text:span><text:span text:style-name="T8">SDK_INT</text:span><text:span text:style-name="T3">&gt;= </text:span><text:span text:style-name="T2">Build</text:span><text:span text:style-name="T3">.</text:span><text:span text:style-name="T2">VERSION_CODES</text:span><text:span text:style-name="T3">.</text:span><text:span text:style-name="T8">O</text:span><text:span text:style-name="T3">){</text:span><text:line-break/><text:span text:style-name="T3"> <text:s text:c="11"/></text:span><text:span text:style-name="T1">val </text:span><text:span text:style-name="T2">serviceChannel </text:span><text:span text:style-name="T3">= NotificationChannel(</text:span><text:span text:style-name="T7">CHANNEL_ID</text:span><text:span text:style-name="T3">,</text:span><text:span text:style-name="T10">"ExampleServiceChannel"</text:span><text:span text:style-name="T3">,</text:span><text:span text:style-name="T2">NotificationManager</text:span><text:span text:style-name="T3">.</text:span><text:span text:style-name="T8">IMPORTANCE_DEFAULT</text:span><text:span text:style-name="T3">)</text:span><text:line-break/><text:line-break/><text:span text:style-name="T3"> <text:s text:c="11"/></text:span><text:span text:style-name="T6">//Tworzymy notification manager i dodajemy servicechannel</text:span><text:line-break/><text:span text:style-name="T6"> <text:s text:c="11"/></text:span><text:span text:style-name="T1">val </text:span><text:span text:style-name="T2">mng </text:span><text:span text:style-name="T3">= getSystemService(</text:span><text:span text:style-name="T2">NotificationManager</text:span><text:span text:style-name="T3">::</text:span><text:span text:style-name="T1">class</text:span><text:span text:style-name="T3">.</text:span><text:span text:style-name="T8">java</text:span><text:span text:style-name="T3">)</text:span><text:line-break/><text:span text:style-name="T3"> <text:s text:c="11"/></text:span><text:span text:style-name="T2">mng</text:span><text:span text:style-name="T3">.createNotificationChannel(</text:span><text:span text:style-name="T2">serviceChannel</text:span><text:span text:style-name="T3">)</text:span><text:line-break/><text:span text:style-name="T3"> <text:s text:c="7"/>}</text:span><text:line-break/><text:span text:style-name="T3"> <text:s text:c="3"/>}</text:span><text:line-break/><text:span text:style-name="T3">}</text:span></text:p>
      <text:p text:style-name="P3"/>
      <text:p text:style-name="P5">6. Dodajemy w manifeście app name</text:p>
      <text:p text:style-name="P5"/>
      <text:p text:style-name="P5"><text:soft-page-break/><text:span text:style-name="T3">&lt;</text:span><text:span text:style-name="T1">application</text:span><text:line-break/><text:span text:style-name="T1"> <text:s text:c="3"/></text:span><text:span text:style-name="T7">android</text:span><text:span text:style-name="T11">:name</text:span><text:span text:style-name="T10">=".App"</text:span></text:p>
      <text:p text:style-name="P5"/>
      <text:p text:style-name="P6">7. Ustawiamy channel w servisie</text:p>
      <text:p text:style-name="P6"/>
      <text:p text:style-name="P6"><text:span text:style-name="T1">val </text:span><text:span text:style-name="T2">notification </text:span><text:span text:style-name="T3">= </text:span><text:span text:style-name="T2">NotificationCompat</text:span><text:span text:style-name="T3">.Builder(</text:span><text:span text:style-name="T1">this</text:span><text:span text:style-name="T3">, </text:span><text:span text:style-name="T8">CHANNEL_ID</text:span><text:span text:style-name="T3">)</text:span></text:p>
      <text:p text:style-name="P6"/>
      <text:p text:style-name="P6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9:05:10.285620950</meta:creation-date>
    <meta:generator>LibreOffice/6.4.6.2$Linux_X86_64 LibreOffice_project/40$Build-2</meta:generator>
    <dc:date>2020-11-24T20:49:21.914056189</dc:date>
    <meta:editing-duration>PT33M30S</meta:editing-duration>
    <meta:editing-cycles>3</meta:editing-cycles>
    <meta:document-statistic meta:table-count="0" meta:image-count="0" meta:object-count="0" meta:page-count="3" meta:paragraph-count="19" meta:word-count="356" meta:character-count="3873" meta:non-whitespace-character-count="3085"/>
  </office:meta>
</office:document-meta>
</file>